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ADF883C9EB75C2012A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59cm" svg:height="33.08cm" draw:z-index="0"><draw:image xlink:href="Pictures/100000000000067000000ADF883C9EB75C2012A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4:04:43.127774780</meta:creation-date>
    <dc:date>2021-02-25T14:07:45.419947745</dc:date>
    <meta:editing-duration>PT3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